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List_20_1" style:list-style-name="WWNum1"/>
    <style:style style:name="P3" style:family="paragraph" style:parent-style-name="Heading_20_3">
      <style:paragraph-properties fo:margin-top="0in" fo:margin-bottom="0in" style:contextual-spacing="false" fo:line-height="0.2in"/>
    </style:style>
    <style:style style:name="P4" style:family="paragraph" style:parent-style-name="Text_20_body">
      <style:paragraph-properties fo:margin-top="0in" fo:margin-bottom="0in" style:contextual-spacing="false" fo:line-height="0.2in"/>
      <style:text-properties officeooo:paragraph-rsid="0006b543"/>
    </style:style>
    <style:style style:name="P5" style:family="paragraph" style:parent-style-name="Text_20_body" style:list-style-name="L1" style:master-page-name="">
      <loext:graphic-properties draw:fill="none"/>
      <style:paragraph-properties fo:margin-left="0.25in" fo:margin-right="0in" fo:margin-top="0in" fo:margin-bottom="0in" style:contextual-spacing="false" fo:line-height="0.2in" fo:text-align="left" style:justify-single-word="false" fo:orphans="2" fo:widows="2" fo:text-indent="-0.25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officeooo:paragraph-rsid="0006b543"/>
    </style:style>
    <style:style style:name="P6" style:family="paragraph" style:parent-style-name="Text_20_body" style:list-style-name="L1">
      <loext:graphic-properties draw:fill="none"/>
      <style:paragraph-properties fo:margin-left="0.5in" fo:margin-right="0in" fo:margin-top="0in" fo:margin-bottom="0in" style:contextual-spacing="false" fo:line-height="0.2in" fo:text-align="left" style:justify-single-word="false" fo:orphans="2" fo:widows="2" fo:text-indent="-0.5in" style:auto-text-indent="false" fo:background-color="transparent" style:writing-mode="lr-tb">
        <style:tab-stops>
          <style:tab-stop style:position="0.25in"/>
        </style:tab-stops>
      </style:paragraph-properties>
      <style:text-properties officeooo:paragraph-rsid="0006b543"/>
    </style:style>
    <style:style style:name="T1" style:family="text">
      <style:text-properties officeooo:rsid="0005932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RIAN HANNIGAN</text:h>
      <text:p text:style-name="Standard">07876 | (862) 243-1177 | jobshannigan@gmail.com</text:p>
      <text:p text:style-name="P1">LinkedIn: linkedin.com/in/brianjhannigan</text:p>
      <text:p text:style-name="P1"><text:span text:style-name="T1">GitHub: </text:span>github.com/brianhannigan/</text:p>
      <text:p text:style-name="P1">InfraGard Member | CompTIA Security+ | 14+ Years Government Projects</text:p>
      <text:h text:style-name="Heading_20_2" text:outline-level="2">PROFESSIONAL SUMMARY</text:h>
      <text:p text:style-name="Standard">Software Engineer, Cybersecurity &amp; Compliance Specialist, and Technical Systems Architect with 25+ years of experience delivering secure, scalable, and mission-critical systems across DoD, federal, and enterprise environments. Proven leader in SDLC, QA automation, secure configuration management, DevSecOps practices, and governance frameworks. Expert in building and securing full-stack applications, simulation systems, instructor control platforms, and AI-enabled automation workflows.</text:p>
      <text:h text:style-name="Heading_20_2" text:outline-level="2">CORE TECHNICAL SKILLS</text:h>
      <text:h text:style-name="Heading_20_3" text:outline-level="3">Software Engineering</text:h>
      <text:list text:style-name="WWNum1">
        <text:list-item>
          <text:p text:style-name="P2">C#, NET, ASP.NET, WPF (MVVM)</text:p>
        </text:list-item>
        <text:list-item>
          <text:p text:style-name="P2">Python (Automation, OCR, AI integrations)</text:p>
        </text:list-item>
        <text:list-item>
          <text:p text:style-name="P2">JavaScript, React, HTML5, CSS3</text:p>
        </text:list-item>
        <text:list-item>
          <text:p text:style-name="P2">SQL Server, MySQL, SQLite, Oracle</text:p>
        </text:list-item>
        <text:list-item>
          <text:p text:style-name="P2">REST APIs, Microservices Architecture</text:p>
        </text:list-item>
        <text:list-item>
          <text:p text:style-name="P2">Windows &amp; Linux Development</text:p>
        </text:list-item>
        <text:list-item>
          <text:p text:style-name="P2">IIS Configuration, Object-Oriented Programming</text:p>
        </text:list-item>
      </text:list>
      <text:h text:style-name="Heading_20_3" text:outline-level="3">Quality Assurance &amp; Testing</text:h>
      <text:list text:continue-numbering="true" text:style-name="WWNum1">
        <text:list-item>
          <text:p text:style-name="P2">Unit, Integration, Regression &amp; UAT Testing</text:p>
        </text:list-item>
        <text:list-item>
          <text:p text:style-name="P2">Test Case Development &amp; Execution</text:p>
        </text:list-item>
        <text:list-item>
          <text:p text:style-name="P2">Automated Testing Frameworks</text:p>
        </text:list-item>
        <text:list-item>
          <text:p text:style-name="P2">Performance &amp; Load Testing</text:p>
        </text:list-item>
        <text:list-item>
          <text:p text:style-name="P2">Defect Tracking &amp; Root Cause Analysis</text:p>
        </text:list-item>
        <text:list-item>
          <text:p text:style-name="P2">Agile &amp; SDLC Lifecycle Participation</text:p>
        </text:list-item>
      </text:list>
      <text:h text:style-name="Heading_20_3" text:outline-level="3">Configuration Management &amp; DevOps</text:h>
      <text:list text:continue-numbering="true" text:style-name="WWNum1">
        <text:list-item>
          <text:p text:style-name="P2">Git Version Control</text:p>
        </text:list-item>
        <text:list-item>
          <text:p text:style-name="P2">Configuration Baselines &amp; Change Management</text:p>
        </text:list-item>
        <text:list-item>
          <text:p text:style-name="P2">Docker Containerization</text:p>
        </text:list-item>
        <text:list-item>
          <text:p text:style-name="P2">VMware Virtualization</text:p>
        </text:list-item>
        <text:list-item>
          <text:p text:style-name="P2">Secure Code Reviews &amp; Deployment Automation</text:p>
        </text:list-item>
      </text:list>
      <text:h text:style-name="Heading_20_3" text:outline-level="3"><text:soft-page-break/>Cybersecurity &amp; Governance</text:h>
      <text:list text:continue-numbering="true" text:style-name="WWNum1">
        <text:list-item>
          <text:p text:style-name="P2">DISA STIG Implementation</text:p>
        </text:list-item>
        <text:list-item>
          <text:p text:style-name="P2">Nessus Vulnerability Scanning &amp; Remediation</text:p>
        </text:list-item>
        <text:list-item>
          <text:p text:style-name="P2">NIST Framework Alignment &amp; RMF Awareness</text:p>
        </text:list-item>
        <text:list-item>
          <text:p text:style-name="P2">Risk Assessment &amp; Mitigation</text:p>
        </text:list-item>
        <text:list-item>
          <text:p text:style-name="P2">Compliance Evidence Tracking &amp; Documentation</text:p>
        </text:list-item>
        <text:list-item>
          <text:p text:style-name="P2">Policy &amp; SOP Development</text:p>
        </text:list-item>
      </text:list>
      <text:h text:style-name="Heading_20_3" text:outline-level="3">AI &amp; Automation</text:h>
      <text:list text:continue-numbering="true" text:style-name="WWNum1">
        <text:list-item>
          <text:p text:style-name="P2">AI Readiness Assessments</text:p>
        </text:list-item>
        <text:list-item>
          <text:p text:style-name="P2">Workflow Automation &amp; Prompt Engineering</text:p>
        </text:list-item>
        <text:list-item>
          <text:p text:style-name="P2">Risk &amp; Bias Assessments</text:p>
        </text:list-item>
        <text:list-item>
          <text:p text:style-name="P2">Executive AI Strategy Briefings</text:p>
        </text:list-item>
      </text:list>
      <text:h text:style-name="Heading_20_2" text:outline-level="2">PROFESSIONAL EXPERIENCE</text:h>
      <text:h text:style-name="Heading_20_3" text:outline-level="3">UTRS, Inc – Lead Technical Instructor / Simulation Architect / Secure Systems Engineer (2011–2025)</text:h>
      <text:list xml:id="list121507004267720" text:continue-numbering="true" text:style-name="WWNum1">
        <text:list-item>
          <text:p text:style-name="P2">Designed and deployed secure training ecosystems supporting U.S. Army simulation environments</text:p>
        </text:list-item>
        <text:list-item>
          <text:p text:style-name="P2">Architected Instructor Operator Station (IOS) platform using C#, .NET, and SQL backend</text:p>
        </text:list-item>
        <text:list-item>
          <text:p text:style-name="P2">Led secure system deployments applying DISA STIGs and eliminating compliance findings</text:p>
        </text:list-item>
        <text:list-item>
          <text:p text:style-name="P2">Conducted Nessus scans, vulnerability remediation, and security validation</text:p>
        </text:list-item>
        <text:list-item>
          <text:p text:style-name="P2">Managed configuration baselines and version control across distributed environments</text:p>
        </text:list-item>
        <text:list-item>
          <text:p text:style-name="P2">Developed documentation, SOPs, and compliance artifacts for audit readiness</text:p>
        </text:list-item>
        <text:list-item>
          <text:p text:style-name="P2">Led integration testing, troubleshooting, and system validation prior to operational turnover</text:p>
        </text:list-item>
        <text:list-item>
          <text:p text:style-name="P2">Delivered executive briefings on AI strategy and secure workflow automation</text:p>
        </text:list-item>
      </text:list>
      <text:h text:style-name="P3" text:outline-level="3">Cyber Range — Azure SOC Lab (Training Environment)</text:h>
      <text:p text:style-name="P4">2025–Present</text:p>
      <text:list text:style-name="L1">
        <text:list-item>
          <text:p text:style-name="P5">Conducted structured threat hunts using Microsoft Defender for Endpoint Advanced Hunting (KQL).</text:p>
        </text:list-item>
        <text:list-item>
          <text:p text:style-name="P5">Reconstructed simulated multi-stage attack lifecycle (RDP access, scheduled task persistence, credential dumping, exfiltration).</text:p>
        </text:list-item>
        <text:list-item>
          <text:p text:style-name="P6">Developed basic Sentinel analytics queries.</text:p>
        </text:list-item>
        <text:list-item>
          <text:p text:style-name="P6">Practiced MITRE ATT&amp;CK mapping and investigation reporting.</text:p>
        </text:list-item>
      </text:list>
      <text:h text:style-name="Heading_20_3" text:outline-level="3">Software &amp; Consulting Roles (Various Firms)</text:h>
      <text:list text:continue-list="list121507004267720" text:style-name="WWNum1">
        <text:list-item>
          <text:p text:style-name="P2">Developed full-stack web applications using .NET and SQL</text:p>
        </text:list-item>
        <text:list-item>
          <text:p text:style-name="P2">Built SharePoint enterprise portals and secure data workflows</text:p>
        </text:list-item>
        <text:list-item>
          <text:p text:style-name="P2">Participated in Agile SDLC and sprint cycles</text:p>
        </text:list-item>
        <text:list-item>
          <text:p text:style-name="P2">Conducted testing, debugging, and performance tuning</text:p>
        </text:list-item>
        <text:list-item>
          <text:p text:style-name="P2"><text:soft-page-break/>Implemented secure access controls and permission structures</text:p>
        </text:list-item>
      </text:list>
      <text:h text:style-name="Heading_20_2" text:outline-level="2">GOVERNANCE &amp; COMPLIANCE EXPERIENCE</text:h>
      <text:list text:continue-numbering="true" text:style-name="WWNum1">
        <text:list-item>
          <text:p text:style-name="P2">Evidence collection &amp; documentation support</text:p>
        </text:list-item>
        <text:list-item>
          <text:p text:style-name="P2">Risk log tracking &amp; secure baseline enforcement</text:p>
        </text:list-item>
        <text:list-item>
          <text:p text:style-name="P2">Audit preparation support</text:p>
        </text:list-item>
        <text:list-item>
          <text:p text:style-name="P2">Security awareness training support</text:p>
        </text:list-item>
      </text:list>
      <text:h text:style-name="Heading_20_2" text:outline-level="2">EDUCATION</text:h>
      <text:p text:style-name="P1">M.Ed., Special Education – New Jersey City University</text:p>
      <text:p text:style-name="P1">B.S., Criminal Justice – University of Delaware</text:p>
      <text:p text:style-name="P1">Diploma, Programming – Chubb Institute</text:p>
      <text:h text:style-name="Heading_20_2" text:outline-level="2">CERTIFICATIONS &amp; PROFESSIONAL DEVELOPMENT</text:h>
      <text:list text:continue-numbering="true" text:style-name="WWNum1">
        <text:list-item>
          <text:p text:style-name="P2">CompTIA Security+</text:p>
        </text:list-item>
        <text:list-item>
          <text:p text:style-name="P2">InfraGard Member</text:p>
        </text:list-item>
        <text:list-item>
          <text:p text:style-name="P2">Unreal Educator Accelerator</text:p>
        </text:list-item>
        <text:list-item>
          <text:p text:style-name="P2">Red Team Summit</text:p>
        </text:list-item>
        <text:list-item>
          <text:p text:style-name="P2">Active Defense &amp; Cyber Deception Training</text:p>
        </text:list-item>
        <text:list-item>
          <text:p text:style-name="P2">SOC Core Skills</text:p>
        </text:list-item>
        <text:list-item>
          <text:p text:style-name="P2">Hacking Humans: Social Engineering &amp; Elicitation</text:p>
        </text:list-item>
        <text:list-item>
          <text:p text:style-name="P2">QuickBooks ProAdvis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4</meta:editing-cycles>
    <meta:creation-date>2013-12-23T23:15:00</meta:creation-date>
    <dc:date>2026-02-20T12:15:05.259000100</dc:date>
    <meta:editing-duration>PT17M54S</meta:editing-duration>
    <meta:generator>LibreOffice/26.2.0.3$Windows_X86_64 LibreOffice_project/620$Build-3</meta:generator>
    <meta:document-statistic meta:table-count="0" meta:image-count="0" meta:object-count="0" meta:page-count="3" meta:paragraph-count="81" meta:word-count="535" meta:character-count="3885" meta:non-whitespace-character-count="3485"/>
    <meta:user-defined meta:name="AppVersion">14.0000</meta:user-defined>
    <meta:template xlink:type="simple" xlink:actuate="onRequest" xlink:title="Normal.dotm" xlink:href=""/>
  </office:meta>
</office:document-meta>
</file>